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ff3399"/>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ce3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 the curve with a chord</text:p>
          </table:table-cell>
          <table:table-cell office:value-type="string" calcext:value-type="string">
            <text:p>مشابہ</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مشابہ کثیر رکنی</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9.80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0"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5.8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4"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office:value-type="string" calcext:value-type="string">
            <text:p>corresponding point</text:p>
          </table:table-cell>
          <table:table-cell table:style-name="ce1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2.0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2">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2">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2">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2">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2">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1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9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6"/>
        <table:table-column table:style-name="co8" table:default-cell-style-name="ce27"/>
        <table:table-column table:style-name="co9" table:default-cell-style-name="ce28"/>
        <table:table-column table:style-name="co6" table:default-cell-style-name="ce29"/>
        <table:table-column table:style-name="co11" table:default-cell-style-name="ce31"/>
        <table:table-column table:style-name="co6" table:number-columns-repeated="6" table:default-cell-style-name="ce32"/>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783in" table:end-y="0.2094in" draw:z-index="7" draw:style-name="gr2" svg:width="0.1776in" svg:height="0.2087in" svg:x="0.7933in" svg:y="0.3118in">
              <text:p/>
              <draw:object xlink:href="./Object 8" xlink:type="simple" xlink:show="embed" xlink:actuate="onLoad"/>
              <draw:image xlink:href="./ObjectReplacements/Object 8" xlink:type="simple" xlink:show="embed" xlink:actuate="onLoad"/>
            </draw:frame>
            <draw:frame table:end-cell-address="symbols.E13" table:end-x="0.1in" table:end-y="0.2094in" draw:z-index="9" draw:style-name="gr2" svg:width="0.1992in" svg:height="0.2087in" svg:x="0.793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1">00/00/0000</text:date>, <text:time style:data-style-name="N2" text:time-value="09:38:09.3577983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01T13:18:08.873224501</dc:date>
    <meta:editing-duration>P46DT14H24M3S</meta:editing-duration>
    <meta:editing-cycles>2020</meta:editing-cycles>
    <meta:generator>LibreOffice/4.2.8.2$Linux_x86 LibreOffice_project/420m0$Build-2</meta:generator>
    <meta:document-statistic meta:table-count="3" meta:cell-count="39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